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20(?)</text:p>
      <text:p text:style-name="Standard"/>
      <text:p text:style-name="Standard">Sorry for the radio silence</text:p>
      <text:p text:style-name="Standard">You don't need teeth to </text:p>
      <text:p text:style-name="Standard">read. You don't need teeth</text:p>
      <text:p text:style-name="Standard">to scream. But keep losing</text:p>
      <text:p text:style-name="Standard">teeth and if you don't </text:p>
      <text:p text:style-name="Standard">bleed, at least you'll see</text:p>
      <text:p text:style-name="Standard">your energy leave</text:p>
      <text:p text:style-name="Standard"/>
      <text:p text:style-name="Standard"/>
      <text:p text:style-name="Standard">1/2/21</text:p>
      <text:p text:style-name="Standard"/>
      <text:p text:style-name="Standard">Be wary of the man who knows no devils but insists on the Devil's existence.</text:p>
      <text:p text:style-name="Standard"/>
      <text:p text:style-name="Standard"/>
      <text:p text:style-name="Standard">3/3/21</text:p>
      <text:p text:style-name="Standard"/>
      <text:p text:style-name="Standard">"Straight as an arrow" is a funny phrase in light of the archer's paradox.</text:p>
      <text:p text:style-name="Standard"/>
      <text:p text:style-name="Standard"/>
      <text:p text:style-name="Standard">6/30/21</text:p>
      <text:p text:style-name="Standard"/>
      <text:p text:style-name="Standard">I'm just a temporarily embarassed skeleton. </text:p>
      <text:p text:style-name="Standard">They'll feed us moral victories until we pass out. </text:p>
      <text:p text:style-name="Standard">They'll keep obscuring the game.</text:p>
      <text:p text:style-name="Standard"/>
      <text:p text:style-name="Standard"/>
      <text:p text:style-name="Standard">7/1/21</text:p>
      <text:p text:style-name="Standard"/>
      <text:p text:style-name="Standard">I expect one singular thing from you:</text:p>
      <text:p text:style-name="Standard">Try to do more good than harm.</text:p>
      <text:p text:style-name="Standard"/>
      <text:p text:style-name="Standard"/>
      <text:p text:style-name="Standard">11/2/21</text:p>
      <text:p text:style-name="Standard"/>
      <text:p text:style-name="Standard">Should we or should we not</text:p>
      <text:p text:style-name="Standard">ponder oblivion—ours, our</text:p>
      <text:p text:style-name="Standard">progenitors', our progeny's?</text:p>
      <text:p text:style-name="Standard"/>
      <text:p text:style-name="Standard">Certain truths are not meant</text:p>
      <text:p text:style-name="Standard">to face, but instead to regard, </text:p>
      <text:p text:style-name="Standard">hint, or sometimes fully avoid.</text:p>
      <text:p text:style-name="Standard"/>
      <text:p text:style-name="Standard">One must wonder: is this one of them?</text:p>
      <text:p text:style-name="Standard"/>
      <text:p text:style-name="Standard">Truths we have no power over.</text:p>
      <text:p text:style-name="Standard">Some intrusive thoughts.</text:p>
      <text:p text:style-name="Standard">Certain past mistakes.</text:p>
      <text:p text:style-name="Standard"/>
      <text:p text:style-name="Standard"/>
      <text:p text:style-name="Standard"/>
      <text:p text:style-name="Standard"><text:soft-page-break/>4/22/22</text:p>
      <text:p text:style-name="Standard"/>
      <text:p text:style-name="Standard">Divorced of the poet's right</text:p>
      <text:p text:style-name="Standard">of cradling a newborn calf</text:p>
      <text:p text:style-name="Standard">in a barn, my son was born</text:p>
      <text:p text:style-name="Standard">on the other side of a sheet.</text:p>
      <text:p text:style-name="Standard"/>
      <text:p text:style-name="Standard">The phenomenal chasm between</text:p>
      <text:p text:style-name="Standard">miracle and meat, I watch a</text:p>
      <text:p text:style-name="Standard">video for children of a chick</text:p>
      <text:p text:style-name="Standard">hatching in someone's hand as</text:p>
      <text:p text:style-name="Standard"/>
      <text:p text:style-name="Standard">children coo, as my child coos,</text:p>
      <text:p text:style-name="Standard">a curated presentation </text:p>
      <text:p text:style-name="Standard">eliciting a real response,</text:p>
      <text:p text:style-name="Standard">I feel something, still </text:p>
      <text:p text:style-name="Standard">knowing how it ends.</text:p>
      <text:p text:style-name="Standard"/>
      <text:p text:style-name="Standard"/>
      <text:p text:style-name="Standard">6/17/22</text:p>
      <text:p text:style-name="Standard"/>
      <text:p text:style-name="Standard">"No seasons"</text:p>
      <text:p text:style-name="Standard"/>
      <text:p text:style-name="Standard">I can't help but feel the </text:p>
      <text:p text:style-name="Standard">overall expectation of material</text:p>
      <text:p text:style-name="Standard">durability—buildings that last,</text:p>
      <text:p text:style-name="Standard">glass that doesn't break, knives</text:p>
      <text:p text:style-name="Standard">that stay sharp—has erroded</text:p>
      <text:p text:style-name="Standard">our awareness of the</text:p>
      <text:p text:style-name="Standard">ever-present truth about</text:p>
      <text:p text:style-name="Standard">cycles of decay, death,</text:p>
      <text:p text:style-name="Standard">and growth.</text:p>
      <text:p text:style-name="Standard"/>
      <text:p text:style-name="Standard">Our material was made to last—</text:p>
      <text:p text:style-name="Standard">even, perhaps most cruelly,</text:p>
      <text:p text:style-name="Standard">our "disposable" objects. </text:p>
      <text:p text:style-name="Standard">Plastic containers, plastic film, plastic clothing, plastic toys.</text:p>
      <text:p text:style-name="Standard"/>
      <text:p text:style-name="Standard">It's an illusion of temporary material</text:p>
      <text:p text:style-name="Standard">that doesn't actually dissolve</text:p>
      <text:p text:style-name="Standard">on top of an illusion of </text:p>
      <text:p text:style-name="Standard">durable life that does.</text:p>
      <text:p text:style-name="Standard"/>
      <text:p text:style-name="Standard">We've introduced permanence where</text:p>
      <text:p text:style-name="Standard">we don't want it, and we're</text:p>
      <text:p text:style-name="Standard">ignoring impermanence where we'd</text:p>
      <text:p text:style-name="Standard">be spiritually richer embracing it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/13/22</text:p>
      <text:p text:style-name="Standard"/>
      <text:p text:style-name="Standard">Everyone has everything.</text:p>
      <text:p text:style-name="Standard"/>
      <text:p text:style-name="Standard">I remember when my parents</text:p>
      <text:p text:style-name="Standard">got their first grill.</text:p>
      <text:p text:style-name="Standard"/>
      <text:p text:style-name="Standard">Before that we had boild brats.</text:p>
      <text:p text:style-name="Standard"/>
      <text:p text:style-name="Standard">They hadn't seen the </text:p>
      <text:p text:style-name="Standard">first hit for Google </text:p>
      <text:p text:style-name="Standard">search "how to prepare</text:p>
      <text:p text:style-name="Standard">brats", saying (obviously)</text:p>
      <text:p text:style-name="Standard">you should parboil then</text:p>
      <text:p text:style-name="Standard">grill—bathing in beer</text:p>
      <text:p text:style-name="Standard">in between if you want.</text:p>
      <text:p text:style-name="Standard"/>
      <text:p text:style-name="Standard">Everyone knows everything,</text:p>
      <text:p text:style-name="Standard">basically.</text:p>
      <text:p text:style-name="Standard"/>
      <text:p text:style-name="Standard">No one else knows</text:p>
      <text:p text:style-name="Standard">how the brats of my</text:p>
      <text:p text:style-name="Standard">childhood tasted.</text:p>
      <text:p text:style-name="Standard"/>
      <text:p text:style-name="Standard"/>
      <text:p text:style-name="Standard">11/18/22</text:p>
      <text:p text:style-name="Standard"/>
      <text:p text:style-name="Standard">The hand of God is a closed fist.</text:p>
      <text:p text:style-name="Standard"/>
      <text:p text:style-name="Standard"/>
      <text:p text:style-name="Standard">12/13/22</text:p>
      <text:p text:style-name="Standard"/>
      <text:p text:style-name="Standard">The act of stirring is a prayer to the gods of entropy.</text:p>
      <text:p text:style-name="Standard"/>
      <text:p text:style-name="Standard"/>
      <text:p text:style-name="Standard">12/26/22</text:p>
      <text:p text:style-name="Standard"/>
      <text:p text:style-name="Standard">Put in The Pixies.</text:p>
      <text:p text:style-name="Standard">Skip to Gigantic.</text:p>
      <text:p text:style-name="Standard">(Let her rip 'til you know.)</text:p>
      <text:p text:style-name="Standard"/>
      <text:p text:style-name="Standard"/>
      <text:p text:style-name="Standard">2/16/23</text:p>
      <text:p text:style-name="Standard"/>
      <text:p text:style-name="Standard">The text is meaningless.</text:p>
      <text:p text:style-name="Standard">The form is all. How did</text:p>
      <text:p text:style-name="Standard">it take so long for me</text:p>
      <text:p text:style-name="Standard">to understand thi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30S</meta:editing-duration>
    <meta:editing-cycles>5</meta:editing-cycles>
    <meta:generator>OpenOffice/4.1.7$Win32 OpenOffice.org_project/417m1$Build-9800</meta:generator>
    <dc:date>2024-08-01T13:58:39.78</dc:date>
    <dc:creator>Lyndsy Showers</dc:creator>
    <meta:document-statistic meta:table-count="0" meta:image-count="0" meta:object-count="0" meta:page-count="3" meta:paragraph-count="97" meta:word-count="432" meta:character-count="2449"/>
    <meta:user-defined meta:name="Info 1"/>
    <meta:user-defined meta:name="Info 2"/>
    <meta:user-defined meta:name="Info 3"/>
    <meta:user-defined meta:name="Info 4"/>
  </office:meta>
</office:document-meta>
</file>